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tyle="italic" style:font-name-asian="Roboto1" style:font-style-asian="italic" style:font-name-complex="Roboto1"/>
    </style:style>
    <style:style style:name="P2" style:family="paragraph" style:parent-style-name="Standard">
      <style:text-properties style:font-name="Roboto" style:font-name-asian="Roboto1" style:font-name-complex="Roboto1"/>
    </style:style>
    <style:style style:name="P3" style:family="paragraph" style:parent-style-name="Standard">
      <style:paragraph-properties fo:margin-top="0.222in" fo:margin-bottom="0.0555in" loext:contextual-spacing="false" fo:line-height="100%"/>
      <style:text-properties style:font-name="Roboto" fo:font-size="14pt" style:font-name-asian="Roboto1" style:font-size-asian="14pt" style:font-name-complex="Roboto1" style:font-size-complex="14pt"/>
    </style:style>
    <style:style style:name="P4" style:family="paragraph" style:parent-style-name="Heading_20_2" style:master-page-name="Standard">
      <style:paragraph-properties style:page-number="1"/>
    </style:style>
    <style:style style:name="P5" style:family="paragraph" style:parent-style-name="Heading_20_3">
      <style:text-properties style:font-name="Roboto" style:font-name-asian="Roboto1" style:font-name-complex="Roboto1"/>
    </style:style>
    <style:style style:name="P6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Roboto" style:font-name-asian="Roboto1" style:font-name-complex="Roboto1"/>
    </style:style>
    <style:style style:name="T2" style:family="text">
      <style:text-properties style:font-name="Roboto" fo:font-weight="bold" style:font-name-asian="Roboto1" style:font-weight-asian="bold" style:font-name-complex="Roboto1"/>
    </style:style>
    <style:style style:name="T3" style:family="text">
      <style:text-properties style:font-name="Roboto" fo:font-style="italic" style:font-name-asian="Roboto1" style:font-style-asian="italic" style:font-name-complex="Roboto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4yylpw4k1t58"/><text:span text:style-name="T1">Ethical Storyboarding Activity</text:span></text:p>
      <text:p text:style-name="Heading_20_3"><text:bookmark text:name="_qzhd1cluqwuo"/><draw:rect text:anchor-type="as-char" style:rel-width="100%" draw:z-index="0" draw:style-name="gr1" draw:text-style-name="P6" svg:width="0.0012in" svg:height="0.0213in"><text:p/></draw:rect><text:span text:style-name="T1">Write a one-paragraph story describing a fictional person who was </text:span><text:span text:style-name="T2">positively</text:span><text:span text:style-name="T1"> affected by a model trained with these data.</text:span></text:p>
      <text:p text:style-name="P5"><text:bookmark text:name="_5pfsv6i2y97f"/></text:p>
      <text:p text:style-name="P5"><text:bookmark text:name="_5kiszfum1w6a"/></text:p>
      <text:p text:style-name="Standard"/>
      <text:p text:style-name="Standard"/>
      <text:p text:style-name="Standard"/>
      <text:p text:style-name="Heading_20_3"><text:bookmark text:name="_1yxzuzkd38bf"/><text:span text:style-name="T1">Write a one-paragraph story describing a fictional person who was </text:span><text:span text:style-name="T2">negatively</text:span><text:span text:style-name="T1"> affected by a model trained with these data.</text:span></text:p>
      <text:p text:style-name="P5"><text:bookmark text:name="_uc4zkcakqqkc"/></text:p>
      <text:p text:style-name="P3"/>
      <text:p text:style-name="P3"/>
      <text:p text:style-name="P5"><text:bookmark text:name="_ao3zjs24wdjw"/></text:p>
      <text:p text:style-name="Heading_20_3"><text:bookmark text:name="_xrvienuojpcq"/><draw:rect text:anchor-type="as-char" style:rel-width="100%" draw:z-index="1" draw:style-name="gr1" draw:text-style-name="P6" svg:width="0.0012in" svg:height="0.0213in"><text:p/></draw:rect><text:span text:style-name="T1">Describe at least two </text:span><text:span text:style-name="T2">sources of</text:span><text:span text:style-name="T1"> </text:span><text:span text:style-name="T2">bias</text:span><text:span text:style-name="T1"> the particular model in your story could have.</text:span></text:p>
      <text:p text:style-name="P5"><text:bookmark text:name="_c5ez0jjyjv5"/></text:p>
      <text:p text:style-name="P5"><text:bookmark text:name="_ohbt3hvsb47w"/></text:p>
      <text:p text:style-name="P5"><text:bookmark text:name="_r86d7r1d33if"/></text:p>
      <text:p text:style-name="Standard"/>
      <text:p text:style-name="Standard"/>
      <text:p text:style-name="Heading_20_3"><text:bookmark text:name="_vyv2gytjn31a"/><text:span text:style-name="T1">Describe at least one way we could </text:span><text:span text:style-name="T2">modify the</text:span><text:span text:style-name="T1"> </text:span><text:span text:style-name="T2">model</text:span><text:span text:style-name="T1"> to mitigate this bias.</text:span></text:p>
      <text:p text:style-name="Standard"><text:span text:style-name="T3">E.g. What can we do when designing our model to account for inherent bias in the input data?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/>
      <text:p text:style-name="P2"/>
      <text:p text:style-name="P2"/>
      <text:p text:style-name="Standard"><draw:rect text:anchor-type="as-char" style:rel-width="100%" draw:z-index="2" draw:style-name="gr1" draw:text-style-name="P6" svg:width="0.0012in" svg:height="0.0213in"><text:p/></draw:rect></text:p>
      <text:p text:style-name="Heading_20_3"><text:bookmark text:name="_4fm34qg83leq"/><text:span text:style-name="T1">Describe at least one way we could </text:span><text:span text:style-name="T2">modify the</text:span><text:span text:style-name="T1"> </text:span><text:span text:style-name="T2">dataset</text:span><text:span text:style-name="T1"> to mitigate this bias.</text:span></text:p>
      <text:p text:style-name="Standard"><text:span text:style-name="T3">E.g. What could we do differently if we collected these data again? </text:span></text:p>
      <text:p text:style-name="P5"><text:bookmark text:name="_3fo73fm6xz1"/></text:p>
      <text:p text:style-name="P5"><text:bookmark text:name="_juzkbet3xz1b"/></text:p>
      <text:p text:style-name="P5"><text:bookmark text:name="_m1wkfzk98ln4"/></text:p>
      <text:p text:style-name="Standard"/>
      <text:p text:style-name="Standard"/>
      <text:p text:style-name="Heading_20_3"><text:bookmark text:name="_h194a4paoq1j"/><draw:rect text:anchor-type="as-char" style:rel-width="100%" draw:z-index="3" draw:style-name="gr1" draw:text-style-name="P6" svg:width="0.0012in" svg:height="0.0213in"><text:p/></draw:rect></text:p>
      <text:p text:style-name="Heading_20_3"><text:bookmark text:name="_p6j7s4p4vr2"/><text:span text:style-name="T1">Describe at least one way we could </text:span><text:span text:style-name="T2">modify the context</text:span><text:span text:style-name="T1"> surrounding the model</text:span><text:span text:style-name="T2"> </text:span><text:span text:style-name="T1">to mitigate this bias.</text:span></text:p>
      <text:p text:style-name="Standard"><text:span text:style-name="T3">E.g. What human practices or policies could we put in place to protect people within the social system where this model is used? </text:span></text:p>
      <text:p text:style-name="P5"><text:bookmark text:name="_a7hvj3cltuea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2" meta:word-count="154" meta:character-count="893" meta:non-whitespace-character-count="747"/>
    <meta:generator>LibreOfficeDev/6.0.5.2$Linux_X86_64 LibreOffice_project/</meta:generator>
  </office:meta>
</office:document-meta>
</file>